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Helvetica-Bold+2" svg:font-family="Helvetica-Bold+2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Heading_20_1">
      <style:text-properties officeooo:rsid="002faf25" officeooo:paragraph-rsid="0035c8cc"/>
    </style:style>
    <style:style style:name="P5" style:family="paragraph" style:parent-style-name="Heading_20_3">
      <style:text-properties style:font-name="Liberation Serif" fo:font-size="12pt" fo:font-weight="normal" officeooo:rsid="0039b82c" officeooo:paragraph-rsid="003b7b78" style:font-size-asian="12pt" style:font-weight-asian="normal" style:font-size-complex="12pt" style:font-weight-complex="normal"/>
    </style:style>
    <style:style style:name="P6" style:family="paragraph" style:parent-style-name="Text_20_body">
      <style:text-properties officeooo:rsid="002faf25" officeooo:paragraph-rsid="002faf25"/>
    </style:style>
    <style:style style:name="P7" style:family="paragraph" style:parent-style-name="Text_20_body">
      <style:text-properties officeooo:rsid="0037c228" officeooo:paragraph-rsid="0037c228"/>
    </style:style>
    <style:style style:name="P8" style:family="paragraph" style:parent-style-name="Text_20_body">
      <style:text-properties style:font-name="Liberation Serif" fo:font-size="12pt" fo:font-weight="normal" officeooo:rsid="0039b82c" officeooo:paragraph-rsid="0039b82c" style:font-size-asian="12pt" style:font-weight-asian="normal" style:font-size-complex="12pt" style:font-weight-complex="normal"/>
    </style:style>
    <style:style style:name="P9" style:family="paragraph" style:parent-style-name="Text_20_body">
      <style:text-properties style:font-name="Liberation Serif" fo:font-size="12pt" fo:font-weight="normal" officeooo:rsid="0039b82c" officeooo:paragraph-rsid="003e9874" style:font-size-asian="12pt" style:font-weight-asian="normal" style:font-size-complex="12pt" style:font-weight-complex="normal"/>
    </style:style>
    <style:style style:name="P10" style:family="paragraph" style:parent-style-name="Text_20_body">
      <style:text-properties officeooo:rsid="003b7b78" officeooo:paragraph-rsid="003b7b78"/>
    </style:style>
    <style:style style:name="P11" style:family="paragraph" style:parent-style-name="Text_20_body">
      <style:text-properties officeooo:rsid="003b7b78" officeooo:paragraph-rsid="003c91bb"/>
    </style:style>
    <style:style style:name="P12" style:family="paragraph" style:parent-style-name="Text_20_body">
      <style:text-properties officeooo:rsid="003c91bb" officeooo:paragraph-rsid="003c91bb"/>
    </style:style>
    <style:style style:name="P13" style:family="paragraph" style:parent-style-name="Text_20_body">
      <style:text-properties officeooo:rsid="003dc3d7" officeooo:paragraph-rsid="003dc3d7"/>
    </style:style>
    <style:style style:name="P14" style:family="paragraph" style:parent-style-name="Text_20_body">
      <style:text-properties officeooo:rsid="003e32c0" officeooo:paragraph-rsid="003e32c0"/>
    </style:style>
    <style:style style:name="P15" style:family="paragraph" style:parent-style-name="Text_20_body">
      <style:paragraph-properties fo:break-before="page"/>
    </style:style>
    <style:style style:name="P16" style:family="paragraph" style:parent-style-name="Text_20_body">
      <style:paragraph-properties fo:break-before="page"/>
      <style:text-properties officeooo:rsid="002faf25" officeooo:paragraph-rsid="002faf25"/>
    </style:style>
    <style:style style:name="P17" style:family="paragraph" style:parent-style-name="Text_20_body">
      <style:paragraph-properties fo:break-before="page"/>
      <style:text-properties officeooo:rsid="003b7b78" officeooo:paragraph-rsid="003c91bb"/>
    </style:style>
    <style:style style:name="P18" style:family="paragraph" style:parent-style-name="Text_20_hlavní_20_strana">
      <style:paragraph-properties fo:text-align="end" style:justify-single-word="false"/>
    </style:style>
    <style:style style:name="P19" style:family="paragraph" style:parent-style-name="Text_20_hlavní_20_strana">
      <style:paragraph-properties fo:text-align="end" style:justify-single-word="false">
        <style:tab-stops>
          <style:tab-stop style:position="11.594cm"/>
          <style:tab-stop style:position="12.099cm"/>
          <style:tab-stop style:position="14.499cm"/>
        </style:tab-stops>
      </style:paragraph-properties>
    </style:style>
    <style:style style:name="P20" style:family="paragraph" style:parent-style-name="Text_20_hlavní_20_strana">
      <style:paragraph-properties fo:text-align="end" style:justify-single-word="false">
        <style:tab-stops>
          <style:tab-stop style:position="11.497cm"/>
          <style:tab-stop style:position="11.689cm"/>
          <style:tab-stop style:position="14.499cm"/>
        </style:tab-stops>
      </style:paragraph-properties>
    </style:style>
    <style:style style:name="T1" style:family="text">
      <style:text-properties style:font-name="Liberation Sans" fo:font-size="16.1000003814697pt" fo:font-weight="bold" officeooo:rsid="0037c228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2" style:family="text">
      <style:text-properties style:font-name="Liberation Sans" fo:font-size="16.1000003814697pt" fo:font-weight="bold" officeooo:rsid="0039b82c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3" style:family="text">
      <style:text-properties style:font-name="Liberation Sans" fo:font-size="14.1000003814697pt" fo:font-weight="bold" officeooo:rsid="003b7b78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4" style:family="text">
      <style:text-properties style:font-name="Liberation Sans" fo:font-size="14.1000003814697pt" fo:font-weight="bold" officeooo:rsid="003c699b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5" style:family="text">
      <style:text-properties officeooo:rsid="0039b82c"/>
    </style:style>
    <style:style style:name="T6" style:family="text">
      <style:text-properties fo:font-variant="normal" fo:text-transform="none" fo:color="#000000" loext:opacity="100%" style:font-name="Liberation Sans" fo:font-size="13.5pt" fo:letter-spacing="normal" fo:language="cs" fo:country="CZ" fo:font-style="normal" fo:font-weight="bold" style:font-weight-asian="bold" style:font-weight-complex="bold"/>
    </style:style>
    <style:style style:name="T7" style:family="text">
      <style:text-properties fo:font-variant="normal" fo:text-transform="none" fo:color="#000000" loext:opacity="100%" style:font-name="Liberation Sans" fo:font-size="13.5pt" fo:letter-spacing="normal" fo:language="cs" fo:country="CZ" fo:font-style="normal" fo:font-weight="bold" officeooo:rsid="0039b82c" style:font-weight-asian="bold" style:font-weight-complex="bold"/>
    </style:style>
    <style:style style:name="T8" style:family="text">
      <style:text-properties fo:font-variant="normal" fo:text-transform="none" fo:color="#000000" loext:opacity="100%" style:font-name="Liberation Sans" fo:font-size="13.5pt" fo:letter-spacing="normal" fo:language="cs" fo:country="CZ" fo:font-style="normal" fo:font-weight="bold" officeooo:rsid="003b7b78" style:font-name-asian="Microsoft YaHei" style:font-weight-asian="bold" style:font-name-complex="Lucida Sans" style:font-weight-complex="bold"/>
    </style:style>
    <style:style style:name="T9" style:family="text">
      <style:text-properties fo:font-variant="normal" fo:text-transform="none" fo:color="#000000" loext:opacity="100%" fo:letter-spacing="normal" fo:language="cs" fo:country="CZ" fo:font-style="normal"/>
    </style:style>
    <style:style style:name="T10" style:family="text">
      <style:text-properties fo:font-variant="normal" fo:text-transform="none" fo:color="#000000" loext:opacity="100%" style:font-name="Liberation Sans" fo:font-size="14.1000003814697pt" fo:letter-spacing="normal" fo:language="cs" fo:country="CZ" fo:font-style="normal" fo:font-weight="bold" officeooo:rsid="003b7b78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11" style:family="text">
      <style:text-properties fo:font-weight="bold" officeooo:rsid="0039b82c" style:font-weight-asian="bold" style:font-weight-complex="bold"/>
    </style:style>
    <style:style style:name="T12" style:family="text">
      <style:text-properties officeooo:rsid="003c91bb"/>
    </style:style>
    <style:style style:name="T13" style:family="text">
      <style:text-properties style:text-position="0% 100%"/>
    </style:style>
    <style:style style:name="T14" style:family="text">
      <style:text-properties style:text-position="0% 100%" officeooo:rsid="003c91bb"/>
    </style:style>
    <style:style style:name="T15" style:family="text">
      <style:text-properties style:text-position="0% 100%" officeooo:rsid="003dc3d7"/>
    </style:style>
    <style:style style:name="T16" style:family="text">
      <style:text-properties style:text-position="0% 100%" officeooo:rsid="003ed5d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228_818722487"/>Software Requirements Specification<text:bookmark-end text:name="__RefHeading___Toc228_818722487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8"><text:tab/>Jméno ptojektu: <text:tab/>ChatBot</text:p>
      <text:p text:style-name="P19"><text:tab/>Autor: <text:tab/>Filip Pešula</text:p>
      <text:p text:style-name="P20"><text:tab/>Publikace: <text:tab/>17.04.2022</text:p>
      <text:p text:style-name="P15"><text:bookmark-start text:name="__RefHeading___Toc225_818722487"/><text:bookmark-end text:name="__RefHeading___Toc225_818722487"/>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1"><text:a xlink:type="simple" xlink:href="#__RefHeading___Toc230_818722487" text:style-name="Index_20_Link" text:visited-style-name="Index_20_Link">1. Úvod<text:tab/>1</text:a></text:p>
          <text:p text:style-name="P2"><text:a xlink:type="simple" xlink:href="#__RefHeading___Toc232_818722487" text:style-name="Index_20_Link" text:visited-style-name="Index_20_Link">1.1 Účel<text:tab/>1</text:a></text:p>
          <text:p text:style-name="P2"><text:a xlink:type="simple" xlink:href="#__RefHeading___Toc237_818722487" text:style-name="Index_20_Link" text:visited-style-name="Index_20_Link">1.2 Rozsah<text:tab/>1</text:a></text:p>
          <text:p text:style-name="P1"><text:a xlink:type="simple" xlink:href="#__RefHeading___Toc239_818722487" text:style-name="Index_20_Link" text:visited-style-name="Index_20_Link">2 Souhrnný popis<text:tab/>1</text:a></text:p>
          <text:p text:style-name="P2"><text:a xlink:type="simple" xlink:href="#__RefHeading___Toc249_818722487" text:style-name="Index_20_Link" text:visited-style-name="Index_20_Link">2.1 </text:a><text:a xlink:type="simple" xlink:href="#__RefHeading___Toc249_818722487" text:style-name="Index_20_Link" text:visited-style-name="Index_20_Link">náhled </text:a><text:a xlink:type="simple" xlink:href="#__RefHeading___Toc249_818722487" text:style-name="Index_20_Link" text:visited-style-name="Index_20_Link">na produkt</text:a><text:a xlink:type="simple" xlink:href="#__RefHeading___Toc249_818722487" text:style-name="Index_20_Link" text:visited-style-name="Index_20_Link"><text:tab/>1</text:a></text:p>
          <text:p text:style-name="P3"><text:a xlink:type="simple" xlink:href="#__RefHeading___Toc251_818722487" text:style-name="Index_20_Link" text:visited-style-name="Index_20_Link">2.1.</text:a><text:a xlink:type="simple" xlink:href="#__RefHeading___Toc251_818722487" text:style-name="Index_20_Link" text:visited-style-name="Index_20_Link">1</text:a><text:a xlink:type="simple" xlink:href="#__RefHeading___Toc251_818722487" text:style-name="Index_20_Link" text:visited-style-name="Index_20_Link"> </text:a><text:a xlink:type="simple" xlink:href="#__RefHeading___Toc251_818722487" text:style-name="Index_20_Link" text:visited-style-name="Index_20_Link">Uživatelské rozhraní</text:a><text:a xlink:type="simple" xlink:href="#__RefHeading___Toc251_818722487" text:style-name="Index_20_Link" text:visited-style-name="Index_20_Link"><text:tab/>1</text:a></text:p>
          <text:p text:style-name="P3"><text:a xlink:type="simple" xlink:href="#__RefHeading___Toc253_818722487" text:style-name="Index_20_Link" text:visited-style-name="Index_20_Link">2.1.</text:a><text:a xlink:type="simple" xlink:href="#__RefHeading___Toc253_818722487" text:style-name="Index_20_Link" text:visited-style-name="Index_20_Link">2</text:a><text:a xlink:type="simple" xlink:href="#__RefHeading___Toc253_818722487" text:style-name="Index_20_Link" text:visited-style-name="Index_20_Link"> </text:a><text:a xlink:type="simple" xlink:href="#__RefHeading___Toc253_818722487" text:style-name="Index_20_Link" text:visited-style-name="Index_20_Link">Komunikační rozhraní</text:a><text:a xlink:type="simple" xlink:href="#__RefHeading___Toc253_818722487" text:style-name="Index_20_Link" text:visited-style-name="Index_20_Link"><text:tab/>2</text:a></text:p>
          <text:p text:style-name="P3"><text:a xlink:type="simple" xlink:href="#__RefHeading___Toc255_818722487" text:style-name="Index_20_Link" text:visited-style-name="Index_20_Link">2.1.3 Operace<text:tab/>2</text:a></text:p>
          <text:p text:style-name="P2"><text:a xlink:type="simple" xlink:href="#__RefHeading___Toc265_818722487" text:style-name="Index_20_Link" text:visited-style-name="Index_20_Link">2.2 Funkce Produktu<text:tab/>2</text:a></text:p>
          <text:p text:style-name="P2"><text:a xlink:type="simple" xlink:href="#__RefHeading___Toc267_818722487" text:style-name="Index_20_Link" text:visited-style-name="Index_20_Link">2.3 Cílový uživatel<text:tab/>2</text:a></text:p>
          <text:p text:style-name="P2"><text:a xlink:type="simple" xlink:href="#__RefHeading___Toc269_818722487" text:style-name="Index_20_Link" text:visited-style-name="Index_20_Link">2.4 Omezení<text:tab/>2</text:a></text:p>
        </text:index-body>
      </text:table-of-content>
      <text:p text:style-name="P6"/>
      <text:p text:style-name="P16"/>
      <text:h text:style-name="P4" text:outline-level="1"><text:bookmark-start text:name="__RefHeading___Toc230_818722487"/>1. Úvod<text:bookmark-end text:name="__RefHeading___Toc230_818722487"/></text:h>
      <text:h text:style-name="Heading_20_2" text:outline-level="2"><text:bookmark-start text:name="__RefHeading___Toc232_818722487"/>1.1 Účel<text:bookmark-end text:name="__RefHeading___Toc232_818722487"/></text:h>
      <text:p text:style-name="P7">Tento dokument poskytuje informace potřebné k vytvoření softwarové aplikace. </text:p>
      <text:p text:style-name="P7">Dokument je určen pro vývojáře softwaru a koncového držitele funkční aplikace.</text:p>
      <text:h text:style-name="Heading_20_2" text:outline-level="2"><text:bookmark-start text:name="__RefHeading___Toc237_818722487"/>1.2 <text:span text:style-name="T1">Rozsah</text:span><text:bookmark-end text:name="__RefHeading___Toc237_818722487"/></text:h>
      <text:p text:style-name="P7">Rozsahem softwaru bude aplikace ChatBot.</text:p>
      <text:p text:style-name="P7">ChatBot bude soběstačný server. </text:p>
      <text:p text:style-name="P7">Aplikace umožní připojení ze vzdáleného zařízení a odesílání požadavků na informace specifikované ve funkčních požadavcích.</text:p>
      <text:p text:style-name="P7">Podporovaný operační systém serveru bude Linux x64 nebo Windows x64.</text:p>
      <text:h text:style-name="Heading_20_1" text:outline-level="1"><text:bookmark-start text:name="__RefHeading___Toc239_818722487"/><text:span text:style-name="T2">2</text:span> Souhrnný popis<text:bookmark-end text:name="__RefHeading___Toc239_818722487"/></text:h>
      <text:h text:style-name="Heading_20_2" text:outline-level="2"><text:bookmark-start text:name="__RefHeading___Toc249_818722487"/><text:span text:style-name="T5">2.1</text:span><text:span text:style-name="T11"> </text:span><text:span text:style-name="T6">náhled </text:span><text:span text:style-name="T7">na produkt</text:span><text:bookmark-end text:name="__RefHeading___Toc249_818722487"/></text:h>
      <text:p text:style-name="P8"><text:span text:style-name="T9">Aplikace bude plně soběstačná.</text:span></text:p>
      <text:h text:style-name="P5" text:outline-level="3"><text:bookmark-start text:name="__RefHeading___Toc251_818722487"/><text:span text:style-name="T6">2.1.</text:span><text:span text:style-name="T8">1</text:span><text:span text:style-name="T6"> </text:span><text:span text:style-name="T10">Uživatelské rozhraní</text:span><text:bookmark-end text:name="__RefHeading___Toc251_818722487"/></text:h>
      <text:p text:style-name="P9"><text:span text:style-name="T9">Vizualizace aplikace bude pomocí webového rozhraní(web browser)</text:span></text:p>
      <text:p text:style-name="P9"><text:span text:style-name="T6">2.1.</text:span><text:span text:style-name="T8">2</text:span><text:span text:style-name="T6"> </text:span><text:span text:style-name="T10">Komunikační rozhraní</text:span></text:p>
      <text:p text:style-name="P8"><text:span text:style-name="T9">Aplikace vyžaduje otevřený komunikační port pro webové rozhraní.</text:span></text:p>
      <text:h text:style-name="Heading_20_3" text:outline-level="3"><text:bookmark-start text:name="__RefHeading___Toc255_818722487"/>2.1.<text:span text:style-name="T4">3</text:span> <text:span text:style-name="T3">O</text:span>perace<text:bookmark-end text:name="__RefHeading___Toc255_818722487"/></text:h>
      <text:p text:style-name="P10">Aplikace bude umožňovat pouze jednu uživatelskou vrstvu bez přístupových oprávnění.</text:p>
      <text:p text:style-name="P10">Aplikace bude zpracovávat data z české národní banky o hodnotě Eura.</text:p>
      <text:p text:style-name="P11">Aplikace bude uchovávat data při ztrátě spojení s požadovanými zdroji <text:span text:style-name="T12">v rozsahu</text:span> <text:span text:style-name="T14">od spuštění služby</text:span>. <text:span text:style-name="T12">Aplikace bude spravovat jejich udržování a obnovu.</text:span></text:p>
      <text:p text:style-name="P17"/>
      <text:h text:style-name="Heading_20_2" text:outline-level="2"><text:bookmark-start text:name="__RefHeading___Toc265_818722487"/>2.2 Funkce Produktu<text:bookmark-end text:name="__RefHeading___Toc265_818722487"/></text:h>
      <text:p text:style-name="P12">Aplikace bude umožňovat komunikaci přez chatovacího bota.</text:p>
      <text:p text:style-name="P12">Bot bude umožňovat tyto dotazy:</text:p>
      <text:p text:style-name="P12">-<text:span text:style-name="T13">Aktuální čas</text:span></text:p>
      <text:p text:style-name="P12"><text:span text:style-name="T13">-Jméno chatbota/služby</text:span></text:p>
      <text:p text:style-name="P12"><text:span text:style-name="T13">-Aktuální kurz Eura</text:span></text:p>
      <text:p text:style-name="P12">-<text:span text:style-name="T13">Historie kurzu Eura od spuštění služby</text:span></text:p>
      <text:p text:style-name="P12"><text:span text:style-name="T13">-Nápověda k používání</text:span></text:p>
      <text:p text:style-name="P12"><text:span text:style-name="T13">Volba funkcionalit bude pomocí klíčových slov odeslaném požadavku. Dotazy nebudou Case-sensitive. V jednom dotazu bude přijata pouze první po</text:span><text:span text:style-name="T15">ž</text:span><text:span text:style-name="T13">adovaná funkcionalita. Každá následující bude zahozena. V případě překrytí klíčov</text:span><text:span text:style-name="T15">ý</text:span><text:span text:style-name="T13">ch slov aplikace zavrhne všechny funkcionality a </text:span><text:span text:style-name="T15">informuje o tom uživatele.</text:span></text:p>
      <text:p text:style-name="P13"><text:span text:style-name="T13">Kombinace klíčov</text:span><text:span text:style-name="T16">ý</text:span><text:span text:style-name="T13">ch slov a funkcionalit budou podle souboru Docs/keyList.txt</text:span></text:p>
      <text:h text:style-name="Heading_20_2" text:outline-level="2"><text:bookmark-start text:name="__RefHeading___Toc267_818722487"/>2.3 Cílový uživatel<text:bookmark-end text:name="__RefHeading___Toc267_818722487"/></text:h>
      <text:p text:style-name="P13">Cílovým uživatelem je libovolný uživatel s přístupem k webovému rozhraní.</text:p>
      <text:p text:style-name="P13">Aplikace nemá přístupové omezení.</text:p>
      <text:h text:style-name="Heading_20_2" text:outline-level="2"><text:bookmark-start text:name="__RefHeading___Toc269_818722487"/>2.4 Omezení<text:bookmark-end text:name="__RefHeading___Toc269_818722487"/></text:h>
      <text:p text:style-name="P13">Aplikace vyžaduje webový prohlížeč umožňující zobrazení HTML a povoleným java scriptem.</text:p>
      <text:p text:style-name="P13">Aplikace bude komunikovat pomocí protokolu http.</text:p>
      <text:p text:style-name="P14">Aplikace využívá API české národní banky ze kterého získává informace o měnovém kurzu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Helvetica-Bold+2" svg:font-family="Helvetica-Bold+2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hlavní_20_strana" style:display-name="Text hlavní strana" style:family="paragraph" style:parent-style-name="Text_20_body" style:master-page-name="">
      <style:paragraph-properties fo:text-align="end" style:justify-single-word="false" style:page-number="auto" style:vertical-align="bottom">
        <style:tab-stops>
          <style:tab-stop style:position="11cm"/>
          <style:tab-stop style:position="14.499cm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7T00:38:30.454000000</meta:creation-date>
    <dc:date>2022-04-17T23:19:21.929000000</dc:date>
    <meta:editing-duration>PT13M38S</meta:editing-duration>
    <meta:editing-cycles>5</meta:editing-cycles>
    <meta:generator>LibreOffice/7.0.4.2$Windows_X86_64 LibreOffice_project/dcf040e67528d9187c66b2379df5ea4407429775</meta:generator>
    <meta:document-statistic meta:table-count="0" meta:image-count="0" meta:object-count="0" meta:page-count="4" meta:paragraph-count="53" meta:word-count="316" meta:character-count="2263" meta:non-whitespace-character-count="1992"/>
  </office:meta>
</office:document-meta>
</file>